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fe63" officeooo:paragraph-rsid="001efe63"/>
    </style:style>
    <style:style style:name="P2" style:family="paragraph" style:parent-style-name="Standard">
      <style:text-properties officeooo:rsid="001fda4e" officeooo:paragraph-rsid="001fda4e"/>
    </style:style>
    <style:style style:name="P3" style:family="paragraph" style:parent-style-name="Standard">
      <style:text-properties officeooo:rsid="001fda4e" officeooo:paragraph-rsid="0021d579"/>
    </style:style>
    <style:style style:name="P4" style:family="paragraph" style:parent-style-name="Standard">
      <style:text-properties officeooo:rsid="0021d579" officeooo:paragraph-rsid="0021d579"/>
    </style:style>
    <style:style style:name="P5" style:family="paragraph" style:parent-style-name="Standard">
      <style:text-properties officeooo:rsid="00228cf3" officeooo:paragraph-rsid="00228cf3"/>
    </style:style>
    <style:style style:name="P6" style:family="paragraph" style:parent-style-name="Standard">
      <style:text-properties officeooo:rsid="00228cf3" officeooo:paragraph-rsid="00245463"/>
    </style:style>
    <style:style style:name="P7" style:family="paragraph" style:parent-style-name="Standard">
      <style:text-properties officeooo:rsid="00245463" officeooo:paragraph-rsid="00245463"/>
    </style:style>
    <style:style style:name="P8" style:family="paragraph" style:parent-style-name="Standard">
      <style:text-properties officeooo:rsid="00247efe" officeooo:paragraph-rsid="00247efe"/>
    </style:style>
    <style:style style:name="P9" style:family="paragraph" style:parent-style-name="Standard">
      <style:text-properties officeooo:rsid="0026616b" officeooo:paragraph-rsid="0026616b"/>
    </style:style>
    <style:style style:name="P10" style:family="paragraph" style:parent-style-name="Standard">
      <style:text-properties officeooo:rsid="0028608f" officeooo:paragraph-rsid="0028608f"/>
    </style:style>
    <style:style style:name="P11" style:family="paragraph" style:parent-style-name="Standard">
      <style:text-properties officeooo:rsid="00228cf3" officeooo:paragraph-rsid="00228cf3"/>
    </style:style>
    <style:style style:name="P12" style:family="paragraph" style:parent-style-name="Standard">
      <style:text-properties officeooo:rsid="002a4d8f" officeooo:paragraph-rsid="002a4d8f"/>
    </style:style>
    <style:style style:name="P13" style:family="paragraph" style:parent-style-name="Standard">
      <style:text-properties officeooo:rsid="0026616b" officeooo:paragraph-rsid="0026616b"/>
    </style:style>
    <style:style style:name="P14" style:family="paragraph" style:parent-style-name="Standard">
      <style:text-properties officeooo:rsid="0026616b" officeooo:paragraph-rsid="00301d25"/>
    </style:style>
    <style:style style:name="P15" style:family="paragraph" style:parent-style-name="Standard">
      <style:text-properties officeooo:rsid="002b1585" officeooo:paragraph-rsid="002b1585"/>
    </style:style>
    <style:style style:name="P16" style:family="paragraph" style:parent-style-name="Standard">
      <style:text-properties officeooo:rsid="002c9a61" officeooo:paragraph-rsid="002c9a61"/>
    </style:style>
    <style:style style:name="P17" style:family="paragraph" style:parent-style-name="Standard">
      <style:text-properties officeooo:rsid="002d52ee" officeooo:paragraph-rsid="002d52ee"/>
    </style:style>
    <style:style style:name="P18" style:family="paragraph" style:parent-style-name="Standard">
      <style:text-properties officeooo:rsid="002eb416" officeooo:paragraph-rsid="002eb416"/>
    </style:style>
    <style:style style:name="P19" style:family="paragraph" style:parent-style-name="Standard">
      <style:text-properties officeooo:rsid="002f9723" officeooo:paragraph-rsid="002f9723"/>
    </style:style>
    <style:style style:name="P20" style:family="paragraph" style:parent-style-name="Standard">
      <style:text-properties officeooo:rsid="00301d25" officeooo:paragraph-rsid="00301d25"/>
    </style:style>
    <style:style style:name="P21" style:family="paragraph" style:parent-style-name="Standard">
      <style:text-properties officeooo:rsid="0030e0dc" officeooo:paragraph-rsid="0030e0dc"/>
    </style:style>
    <style:style style:name="P22" style:family="paragraph" style:parent-style-name="Standard">
      <style:text-properties officeooo:rsid="003456e2" officeooo:paragraph-rsid="003456e2"/>
    </style:style>
    <style:style style:name="P23" style:family="paragraph" style:parent-style-name="Standard">
      <style:text-properties officeooo:rsid="003456e2" officeooo:paragraph-rsid="0035d66e"/>
    </style:style>
    <style:style style:name="P24" style:family="paragraph" style:parent-style-name="Standard">
      <style:text-properties officeooo:rsid="003456e2" officeooo:paragraph-rsid="0037b99e"/>
    </style:style>
    <style:style style:name="P25" style:family="paragraph" style:parent-style-name="Standard">
      <style:text-properties officeooo:rsid="0028608f" officeooo:paragraph-rsid="0028608f"/>
    </style:style>
    <style:style style:name="P26" style:family="paragraph" style:parent-style-name="Standard">
      <style:text-properties officeooo:rsid="003491d5" officeooo:paragraph-rsid="003491d5"/>
    </style:style>
    <style:style style:name="P27" style:family="paragraph" style:parent-style-name="Standard">
      <style:text-properties officeooo:rsid="0035d66e" officeooo:paragraph-rsid="0035d66e"/>
    </style:style>
    <style:style style:name="P28" style:family="paragraph" style:parent-style-name="Standard">
      <style:text-properties officeooo:rsid="0037b99e" officeooo:paragraph-rsid="0037b99e"/>
    </style:style>
    <style:style style:name="P29" style:family="paragraph" style:parent-style-name="Standard">
      <style:text-properties officeooo:rsid="0038eafb" officeooo:paragraph-rsid="0038eafb"/>
    </style:style>
    <style:style style:name="T1" style:family="text">
      <style:text-properties officeooo:rsid="001efe63"/>
    </style:style>
    <style:style style:name="T2" style:family="text">
      <style:text-properties officeooo:rsid="00245463"/>
    </style:style>
    <style:style style:name="T3" style:family="text">
      <style:text-properties officeooo:rsid="00247efe"/>
    </style:style>
    <style:style style:name="T4" style:family="text">
      <style:text-properties officeooo:rsid="002a4d8f"/>
    </style:style>
    <style:style style:name="T5" style:family="text">
      <style:text-properties officeooo:rsid="002b1585"/>
    </style:style>
    <style:style style:name="T6" style:family="text">
      <style:text-properties officeooo:rsid="00301d25"/>
    </style:style>
    <style:style style:name="T7" style:family="text">
      <style:text-properties officeooo:rsid="003400b2"/>
    </style:style>
    <style:style style:name="T8" style:family="text">
      <style:text-properties officeooo:rsid="003491d5"/>
    </style:style>
    <style:style style:name="T9" style:family="text">
      <style:text-properties officeooo:rsid="0035d66e"/>
    </style:style>
    <style:style style:name="T10" style:family="text">
      <style:text-properties officeooo:rsid="0037b9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 los siguientes capitulos realizaremos una simulacion funcional de la vida.</text:p>
      <text:p text:style-name="P1">es decir, simularemos su funcion. lo que hace.</text:p>
      <text:p text:style-name="P1">sin entrar en detalles de implementacion tales como la complejidad de sus tejidos organicos o su estructura molecular.</text:p>
      <text:p text:style-name="P1">sera una simplificacion logica, que nos permitira ver su comportamiento.</text:p>
      <text:p text:style-name="Standard">para esto utilizaremos los elementos componentes que podemos observar<text:span text:style-name="T1"> a simple vista</text:span>.</text:p>
      <text:p text:style-name="Standard">basicamente, la vida esta formada por individuos que se reproducen.</text:p>
      <text:p text:style-name="Standard">y eso es lo que haremos en la simulacion.</text:p>
      <text:p text:style-name="P1">crearemos un individuo de una nueva especie, con capacidad para reproducirse.</text:p>
      <text:p text:style-name="P1"/>
      <text:p text:style-name="Standard">esto nos permitira observar lo que sucede, como se comporta el sistema<text:span text:style-name="T1">, y cual es el resultado que podemos esperar</text:span> cuando lo ponemos en marcha.</text:p>
      <text:p text:style-name="Standard">de esta observacion podremos extraer<text:span text:style-name="T1"> informacion para construir</text:span> un modelo conceptual.</text:p>
      <text:p text:style-name="Standard"/>
      <text:p text:style-name="Standard">Adelantare ahora las caracteristicas mas destacadas de este nuevo modelo.</text:p>
      <text:p text:style-name="Standard"/>
      <text:p text:style-name="P3">En lineas generales, es posible, al contrario de lo que hemos pensado tradicionalmente, que la vida tenga las siguientes caracteristicas:</text:p>
      <text:p text:style-name="P2"/>
      <text:p text:style-name="P2">(y digo que 'es posible', no lo afirmo, porque espero que cada uno saque sus propias conclusiones despues de ver la simulacion que realizaremos)</text:p>
      <text:p text:style-name="Standard"/>
      <text:p text:style-name="P4">---------------------------------</text:p>
      <text:p text:style-name="P4"/>
      <text:p text:style-name="P9">- Una criatura viviente?</text:p>
      <text:p text:style-name="P9"/>
      <text:p text:style-name="P5">la vida podria no ser solo un fenomeno natural, una caracteristica de ciertos organismos, sino algo mas. </text:p>
      <text:p text:style-name="P5">una criatura viviente, un ser en si mismo.</text:p>
      <text:p text:style-name="P5">En donde todos los individuos de todas las especies son las celulas que la forman.</text:p>
      <text:p text:style-name="P12">Todas los organismos vivientes estan formados por celulas, y esta arquitectura se repite a todos los niveles, es fractal.</text:p>
      <text:p text:style-name="P6">es dificil de ver porque su forma y estructura es tan extrana a nuestros ojos que resulta incomprensible y por eso pasa desapercibida<text:span text:style-name="T2">.</text:span></text:p>
      <text:p text:style-name="P6"><text:span text:style-name="T2">Suele suceder que, </text:span><text:span text:style-name="T3">lo que no conocemos</text:span>, <text:span text:style-name="T3">es</text:span> invisible.</text:p>
      <text:p text:style-name="P5">Y desde nuestra perspectiva, estando dentro de ella, solo podemos ver <text:span text:style-name="T4">una pequena parte del interior, </text:span>las celulas que forman el tejido.</text:p>
      <text:p text:style-name="P8">No podemos verla desde el exterior y tampoco podemos verla en accion, porque nuestras vidas <text:span text:style-name="T5">son solo </text:span><text:s/>un instante de la suya.</text:p>
      <text:p text:style-name="P5"/>
      <text:p text:style-name="P7">----------------------------------</text:p>
      <text:p text:style-name="P7"/>
      <text:p text:style-name="P9">- Su aparicion es inevitable?</text:p>
      <text:p text:style-name="P9"/>
      <text:p text:style-name="P15">los materiales que componen la vida, tales como el carbono, o el nitrogeno, se producen en el interior de las estrellas, y cuando las estrellas mueren se dispersan por el espacio.</text:p>
      <text:p text:style-name="P15">antes o despues encontraran las condiciones necesarias. </text:p>
      <text:p text:style-name="P15">en un universo en donde todo lo que es posible sucede una y otra vez solo es cuestion de tiempo hasta que los elementos se combienen en la forma apropiada.</text:p>
      <text:p text:style-name="P15"/>
      <text:p text:style-name="P16"><text:soft-page-break/>Se trata de una reaccion natural. Y asi las cosas, lejos de ser un accidente, la aparcion de la vida es inevitable.</text:p>
      <text:p text:style-name="P16"/>
      <text:p text:style-name="P9"/>
      <text:p text:style-name="P9">---------------------------------</text:p>
      <text:p text:style-name="P9"/>
      <text:p text:style-name="P10">- No solo en la tierra?</text:p>
      <text:p text:style-name="P10"/>
      <text:p text:style-name="P17">como hemos comentado en los parrafos anteriores, basandonos en lo que podemos observar del universo, el numero de estrellas que existen en nuestra galaxia, y el numero de galaxias que podemos ver desde aqui, la probabilidad de que la tierra sea el unico lugar en el universo con condiciones apropiadas para la vida es minima.</text:p>
      <text:p text:style-name="P17">la evidencia sugiere que lo mas probable es que exista un gran numero de lugares con condiciones similares.</text:p>
      <text:p text:style-name="P18">Basandonos en la evidencia disponible, la vida podria existir aqui y alla, por todas partes en el universo.</text:p>
      <text:p text:style-name="P18">Asi las cosas, la vida podria ser un fenomeno universal.</text:p>
      <text:p text:style-name="P18"/>
      <text:p text:style-name="P10">---------------------------------------</text:p>
      <text:p text:style-name="P9"/>
      <text:p text:style-name="P9">- Parte inseparable del universo?</text:p>
      <text:p text:style-name="P9"/>
      <text:p text:style-name="P19">al ser la vida una reaccion natural, podriamos decir que es una propiedad emergente de la materia.</text:p>
      <text:p text:style-name="P19">y toda la materia, los distintos elementos materiales que existen en el universo, se crean en el interior de las estrellas, a partir del hidrogeno.</text:p>
      <text:p text:style-name="P19">podriamos decir que el hidrogeno es la materia original, la primera.</text:p>
      <text:p text:style-name="P19">en este universo, con estas leyes fisicas que gobiernan la materia, que el hidrogeno termine por dar paso a la vida parece inevitable.</text:p>
      <text:p text:style-name="P19">casi como si <text:span text:style-name="T6">estuviera implicita en el mismo hidrogeno, casi como si estuviera latente, dormida, esperando el momento.</text:span></text:p>
      <text:p text:style-name="P19"/>
      <text:p text:style-name="P20">la vida, por otra parte, no es otra cosa mas que inteligencia.</text:p>
      <text:p text:style-name="P20">el organismo, es el soporte, su implementacion.</text:p>
      <text:p text:style-name="P20">es posible que, de algun modo, hidrogeno e inteligencia sean la misma cosa?</text:p>
      <text:p text:style-name="P20"/>
      <text:p text:style-name="P21">La semilla de la inteligencia?</text:p>
      <text:p text:style-name="P21"/>
      <text:p text:style-name="P21">Quien sabe.</text:p>
      <text:p text:style-name="P20">lo que parece a simple vista es que en este universo la inteligencia despertara espontaneamente antes o despues<text:span text:style-name="T7">, inevitablemente.</text:span></text:p>
      <text:p text:style-name="P20">como si fueran inseparables, o tal vez, la misma cosa.</text:p>
      <text:p text:style-name="P14"/>
      <text:p text:style-name="P9">--------------------------------</text:p>
      <text:p text:style-name="P9"/>
      <text:p text:style-name="P10">- Inmortal?</text:p>
      <text:p text:style-name="P10"/>
      <text:p text:style-name="P22">hemos comentado como la idea de que la vida es fragil y dependiente de un delicado equilibrio que podria romperse facilmente, podria ser infundada.</text:p>
      <text:p text:style-name="P26">Es posible que esta teoria sea una proyeccion de nuestra propia realidad.</text:p>
      <text:p text:style-name="P26"><text:soft-page-break/>Nosotros, al igual que todos los organismos vivientes, somos extremadamente fragiles.</text:p>
      <text:p text:style-name="P27">Podriamos perder la vida con facilidad.</text:p>
      <text:p text:style-name="P27">Vemos como incluso las especies pueden extinguirse.</text:p>
      <text:p text:style-name="P27"/>
      <text:p text:style-name="P27">Pero la vida no se nos parece en esto.</text:p>
      <text:p text:style-name="P23">En realidad, los hechos demuestran que es extraordinariamente resistente<text:span text:style-name="T9">.</text:span></text:p>
      <text:p text:style-name="P23"><text:span text:style-name="T9">T</text:span><text:span text:style-name="T8">al vez esto se deba entre otros factores a su notable redundancia estructural.</text:span></text:p>
      <text:p text:style-name="P23"/>
      <text:p text:style-name="P26">Por otra parte, el ciclo de vida que cumplen todos los organismos vivientes, no parece aplicable a la vida misma.</text:p>
      <text:p text:style-name="P22"/>
      <text:p text:style-name="P27">No. <text:span text:style-name="T10">Los hechos no respaldan la idea de fragilidad.</text:span></text:p>
      <text:p text:style-name="P27">la vida parece preparada para continuar por mucho, mucho tiempo.</text:p>
      <text:p text:style-name="P27"/>
      <text:p text:style-name="P28">Y si es verdad que aparecera en todas partes adonde sea posible, entonces es posible que, </text:p>
      <text:p text:style-name="P28">aun en el caso de que la tierra sea destruida por completo, aun asi, esto no tenga un gran impacto sobre la continuidad de la vida, que podria continuar existiendo por todas partes en el universo.</text:p>
      <text:p text:style-name="P28"/>
      <text:p text:style-name="P28">Asi las cosas, la vida podria tener una esperanza de vida mayor que las estrellas.</text:p>
      <text:p text:style-name="P28">Podria continuar existiendo mientras consiga los recursos que necesita.</text:p>
      <text:p text:style-name="P28"><text:s text:c="2"/></text:p>
      <text:p text:style-name="P29">Y viendo la inteligencia que demuestra, y la forma en la que aprende, podria ser incluso capaz de controlar su propio destino.</text:p>
      <text:p text:style-name="P29">Y tal vez, podria ser inmortal.</text:p>
      <text:p text:style-name="P29"/>
      <text:p text:style-name="P28"/>
      <text:p text:style-name="P24"/>
      <text:p text:style-name="P24"/>
      <text:p text:style-name="P10"/>
      <text:p text:style-name="P10">-----------------------------------</text:p>
      <text:p text:style-name="P9"/>
      <text:p text:style-name="P9">- Una criatura inteligente?</text:p>
      <text:p text:style-name="P9"/>
      <text:p text:style-name="P9"/>
      <text:p text:style-name="P10">--------------------------------</text:p>
      <text:p text:style-name="P7"/>
      <text:p text:style-name="P7"/>
      <text:p text:style-name="P5"/>
      <text:p text:style-name="P5">Ademas estando dentro de ella, desde nuestra perspectiva</text:p>
      <text:p text:style-name="Standard">En lineas generales, </text:p>
      <text:p text:style-name="Standard">podemos ver a la vida como a una criatura viviente, un ser formado por todos los individuos de todas las especies a lo largo del tiempo.</text:p>
      <text:p text:style-name="Standard">la idea puede parecer extrana al principio, es dificil entender la forma que este organismo viviente puede tener.</text:p>
      <text:p text:style-name="Standard">la forma mas aproximada podria ser la forma de un arbol, con ramas extendiendose en todas direcciones.</text:p>
      <text:p text:style-name="Standard">pero en realidad podria ser mas parecida a un numero infinito de arboles formando un conjunto.</text:p>
      <text:p text:style-name="Standard">es dificil imaginarlo, y el tamano seria gigantesco.</text:p>
      <text:p text:style-name="Standard">sin embargo, las criaturas vivientes pueden tener las formas mas variadas y extranas.</text:p>
      <text:p text:style-name="Standard"><text:soft-page-break/></text:p>
      <text:p text:style-name="Standard">esta criatura no habita un unico planeta, sino el universo entero, alli adonde las condiciones lo permitan.</text:p>
      <text:p text:style-name="Standard">y por este mismo motivo podemos decir que en un universo como este, su aparicion es inevitable.</text:p>
      <text:p text:style-name="Standard">y al contrario de ser un fenomeno fragil y delicado, es inmortal.</text:p>
      <text:p text:style-name="Standard"/>
      <text:p text:style-name="Standard">todas estas caracteristicas muestran a una criatura realmente extraordinaria, muy diferente de lo que somos nosotros.</text:p>
      <text:p text:style-name="Standard">sin embargo, la mas sorprendente de sus caracteristicas es que se trata de una criatura inteligente.</text:p>
      <text:p text:style-name="Standard">con una inteligencia fuera de lo comun.</text:p>
      <text:p text:style-name="Standard">porque su inteligencia es la mas maxima de todas las inteligencias posib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1T20:07:45.326000000</meta:creation-date>
    <dc:date>2025-08-12T19:07:57.013000000</dc:date>
    <meta:editing-duration>PT1H9M3S</meta:editing-duration>
    <meta:editing-cycles>12</meta:editing-cycles>
    <meta:generator>LibreOffice/7.3.5.2$Windows_X86_64 LibreOffice_project/184fe81b8c8c30d8b5082578aee2fed2ea847c01</meta:generator>
    <meta:document-statistic meta:table-count="0" meta:image-count="0" meta:object-count="0" meta:page-count="4" meta:paragraph-count="87" meta:word-count="1140" meta:character-count="7088" meta:non-whitespace-character-count="6027"/>
  </office:meta>
</office:document-meta>
</file>